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of Vape E-liquid inventory</text:p>
      <text:list xml:id="list4898356839117611307" text:style-name="L1">
        <text:list-item>
          <text:p text:style-name="P1">Zulu Vape</text:p>
          <text:list>
            <text:list-item>
              <text:p text:style-name="P1">Zulu Custard</text:p>
            </text:list-item>
          </text:list>
        </text:list-item>
      </text:list>
      <text:p text:style-name="Standard"/>
      <text:p text:style-name="Standard"/>
      <text:p text:style-name="Standard">Poof Lounge</text:p>
      <text:p text:style-name="Standard"><text:tab/>Poof Vape &amp; Lounge is a vape shop and lounge that sells a various of vaper goodies including all different devices, mech mods, mod boxes, and e-liquids. <text:s/>The store is designed after the twenties, the Gatsby era, with plates of bottles of e-liquid and beautiful glasses of juices and water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k Yee</meta:initial-creator>
    <meta:creation-date>2015-06-17T07:57:47.29</meta:creation-date>
    <dc:date>2015-06-17T08:23:27.19</dc:date>
    <dc:creator>Patrick Yee</dc:creator>
    <meta:editing-duration>PT25M39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5" meta:word-count="62" meta:character-count="354"/>
  </office:meta>
</office:document-meta>
</file>